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3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1.5pt solid #80808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 style:data-style-name="N2">
      <style:table-cell-properties fo:border-bottom="1.5pt solid #80808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b moyen d’arbres / placette</text:p>
          </table:table-cell>
        </table:table-row>
        <table:table-row table:style-name="ro1">
          <table:table-cell table:style-name="ce2" office:value-type="float" office:value="2024" calcext:value-type="float">
            <text:p>2024</text:p>
          </table:table-cell>
          <table:table-cell table:style-name="ce4" office:value-type="float" office:value="13.2180614821911" calcext:value-type="float">
            <text:p>13,22</text:p>
          </table:table-cell>
        </table:table-row>
        <table:table-row table:style-name="ro1">
          <table:table-cell table:style-name="ce2" office:value-type="float" office:value="2023" calcext:value-type="float">
            <text:p>2023</text:p>
          </table:table-cell>
          <table:table-cell table:style-name="ce4" office:value-type="float" office:value="13.4449696753478" calcext:value-type="float">
            <text:p>13,44</text:p>
          </table:table-cell>
        </table:table-row>
        <table:table-row table:style-name="ro1">
          <table:table-cell table:style-name="ce2" office:value-type="float" office:value="2022" calcext:value-type="float">
            <text:p>2022</text:p>
          </table:table-cell>
          <table:table-cell table:style-name="ce4" office:value-type="float" office:value="13.5210897900072" calcext:value-type="float">
            <text:p>13,52</text:p>
          </table:table-cell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13.2859603009154" calcext:value-type="float">
            <text:p>13,29</text:p>
          </table:table-cell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13.2553153475076" calcext:value-type="float">
            <text:p>13,26</text:p>
          </table:table-cell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13.1010543245175" calcext:value-type="float">
            <text:p>13,10</text:p>
          </table:table-cell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5" office:value-type="float" office:value="13.3364673108732" calcext:value-type="float">
            <text:p>13,34</text:p>
          </table:table-cell>
        </table:table-row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4:35:45.409848831</meta:creation-date>
    <dc:date>2025-04-29T14:41:00.105957952</dc:date>
    <meta:editing-duration>PT5M16S</meta:editing-duration>
    <meta:editing-cycles>1</meta:editing-cycles>
    <meta:document-statistic meta:table-count="1" meta:cell-count="17" meta:object-count="0"/>
    <meta:generator>LibreOffice/24.2.7.2$Linux_X86_64 LibreOffice_project/420$Build-2</meta:generator>
  </office:meta>
</office:document-meta>
</file>